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ED7BEB2C87D54354.jpg" manifest:media-type="image/jpeg"/>
  <manifest:file-entry manifest:full-path="Pictures/1000000000000136000000A300499F437B104BF3.jpg" manifest:media-type="image/jpeg"/>
  <manifest:file-entry manifest:full-path="Pictures/10000000000005DC000005DCB81622C6DFD8E426.jpg" manifest:media-type="image/jpeg"/>
  <manifest:file-entry manifest:full-path="Pictures/1000000000000A26000006E7E964436DECAA322F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, 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2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7.972cm" style:use-optimal-column-width="false"/>
    </style:style>
    <style:style style:name="co2" style:family="table-column">
      <style:table-column-properties style:column-width="7.974cm" style:use-optimal-column-width="false"/>
    </style:style>
    <style:style style:name="ro1" style:family="table-row">
      <style:table-row-properties style:row-height="1.944cm"/>
    </style:style>
    <style:style style:name="ro2" style:family="table-row">
      <style:table-row-properties style:row-height="3.2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" fo:font-size="24pt" style:font-size-asian="24pt" style:font-name-complex="Aria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8cm" presentation:class="title" presentation:user-transformed="true">
          <draw:text-box>
            <text:p>路徑檢查器</text:p>
          </draw:text-box>
        </draw:frame>
        <draw:frame presentation:style-name="pr2" draw:text-style-name="P1" draw:layer="layout" svg:width="25.199cm" svg:height="7.293cm" svg:x="1.4cm" svg:y="9.8cm" presentation:class="subtitle" presentation:user-transformed="true">
          <draw:text-box>
            <text:p>第三組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定題原因</text:p>
          </draw:text-box>
        </draw:frame>
        <draw:frame presentation:style-name="pr4" draw:layer="layout" svg:width="25.199cm" svg:height="12.179cm" svg:x="1.4cm" svg:y="4.6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如果每次要檢查路徑都必需坐在電腦前，就不太方便了。</text:p>
                <text:p/>
              </text:list-item>
              <text:list-item>
                <text:p>因此，想透小盒子raspberry pi製作一枝小程式，可在一個小小的空間把需要的資訊顯示出來。此外，有部份機房衛生差勁，不想久留。</text:p>
                <text:p/>
                <text:p text:style-name="P2">這時快而方便的小工具就是好幫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程式內實心部份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可透過ping確認目的地是否存在。</text:p>
              </text:list-item>
              <text:list-item>
                <text:p>也可利用traceroute檢查到達目的地通過的點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quipmen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零件: </text:p>
                <text:p>(1)Keypad (input)</text:p>
                <text:p>(2)2x16 LCD (output)</text:p>
                <text:p>(3)Raspberry pi 3</text:p>
                <text:p/>
              </text:list-item>
              <text:list-item>
                <text:p>來源:</text:p>
                <text:p>利用資工系另外一門課的零件</text:p>
                <text:p/>
              </text:list-item>
            </text:list>
          </draw:text-box>
        </draw:frame>
        <draw:frame draw:style-name="gr2" draw:text-style-name="P2" draw:layer="layout" svg:width="5.952cm" svg:height="5.952cm" svg:x="18.248cm" svg:y="4.848cm">
          <draw:image xlink:href="Pictures/10000000000000E1000000E1ED7BEB2C87D54354.jpg" xlink:type="simple" xlink:show="embed" xlink:actuate="onLoad">
            <text:p/>
          </draw:image>
        </draw:frame>
        <draw:frame draw:style-name="gr2" draw:text-style-name="P2" draw:layer="layout" svg:width="9.219cm" svg:height="9.216cm" svg:x="18.181cm" svg:y="10.6cm">
          <draw:image xlink:href="Pictures/1000000000000136000000A300499F437B104BF3.jpg" xlink:type="simple" xlink:show="embed" xlink:actuate="onLoad">
            <text:p/>
          </draw:image>
        </draw:frame>
        <draw:frame draw:style-name="gr3" draw:text-style-name="P2" draw:layer="layout" svg:width="5.262cm" svg:height="5.262cm" svg:x="12.538cm" svg:y="5.8cm">
          <draw:image xlink:href="Pictures/10000000000005DC000005DCB81622C6DFD8E4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n connect</text:p>
          </draw:text-box>
        </draw:frame>
        <draw:frame draw:style-name="gr2" draw:text-style-name="P2" draw:layer="layout" svg:width="24.439cm" svg:height="16.622cm" svg:x="1cm" svg:y="3.978cm">
          <draw:image xlink:href="Pictures/1000000000000A26000006E7E964436DECAA32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分工表</text:p>
          </draw:text-box>
        </draw:frame>
        <draw:frame draw:style-name="standard" draw:layer="layout" svg:width="23.917cm" svg:height="12.994cm" svg:x="2.282cm" svg:y="4.1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姓名</text:p>
              </table:table-cell>
              <table:table-cell>
                <text:p>學號</text:p>
              </table:table-cell>
              <table:table-cell>
                <text:p>分工</text:p>
              </table:table-cell>
            </table:table-row>
            <table:table-row table:style-name="ro2" table:default-cell-style-name="gray2">
              <table:table-cell>
                <text:p><text:span text:style-name="T1">陳俊傑</text:span></text:p>
              </table:table-cell>
              <table:table-cell>
                <text:p><text:span text:style-name="T1">104321054</text:span></text:p>
              </table:table-cell>
              <table:table-cell>
                <text:p><text:span text:style-name="T1">Programming</text:span></text:p>
                <text:p><text:span text:style-name="T1">Debuging</text:span></text:p>
                <text:p><text:span text:style-name="T1">接電路</text:span></text:p>
              </table:table-cell>
            </table:table-row>
            <table:table-row table:style-name="ro1" table:default-cell-style-name="gray1">
              <table:table-cell>
                <text:p><text:span text:style-name="T1">吳嘉偉</text:span></text:p>
              </table:table-cell>
              <table:table-cell>
                <text:p><text:span text:style-name="T1">103321063</text:span></text:p>
              </table:table-cell>
              <table:table-cell>
                <text:p><text:span text:style-name="T1">簡報製作</text:span></text:p>
              </table:table-cell>
            </table:table-row>
            <table:table-row table:style-name="ro1" table:default-cell-style-name="gray2">
              <table:table-cell>
                <text:p><text:span text:style-name="T1">黃皓為</text:span></text:p>
              </table:table-cell>
              <table:table-cell>
                <text:p><text:span text:style-name="T2">103321064</text:span></text:p>
              </table:table-cell>
              <table:table-cell>
                <text:p><text:span text:style-name="T2">程式</text:span><text:span text:style-name="T2">Modulation</text:span></text:p>
              </table:table-cell>
            </table:table-row>
            <table:table-row table:style-name="ro1" table:default-cell-style-name="gray1">
              <table:table-cell>
                <text:p><text:span text:style-name="T1">鄔鑑泉</text:span></text:p>
              </table:table-cell>
              <table:table-cell>
                <text:p><text:span text:style-name="T2">103321054</text:span></text:p>
              </table:table-cell>
              <table:table-cell>
                <text:p><text:span text:style-name="T2">Fritzing</text:span><text:span text:style-name="T2">拉電路圖</text:span></text:p>
              </table:table-cell>
            </table:table-row>
            <table:table-row table:style-name="ro1" table:default-cell-style-name="gray2">
              <table:table-cell>
                <text:p><text:span text:style-name="T1">謝子希</text:span></text:p>
              </table:table-cell>
              <table:table-cell>
                <text:p><text:span text:style-name="T2">103321055</text:span></text:p>
              </table:table-cell>
              <table:table-cell>
                <text:p><text:span text:style-name="T2">看</text:span><text:span text:style-name="T2">Library</text:span><text:span text:style-name="T2">如何用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youtube.com/watch?v=yYnX5QodqQ4" xlink:type="simple">https://www.youtube.com/watch?v=yYnX5QodqQ4</text:a></text:p>
              </text:list-item>
              <text:list-item>
                <text:p><text:a xlink:href="https://sites.google.com/site/zsgititit/home/raspberry-shu-mei-pai/raspberry-shi-yongi2c-kong-zhi2x16lcd" xlink:type="simple">https://sites.google.com/site/zsgititit/home/raspberry-shu-mei-pai/raspberry-shi-yongi2c-kong-zhi2x16lcd</text:a></text:p>
              </text:list-item>
              <text:list-item>
                <text:p>https://pypi.python.org/pypi/pad4pi/1.0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, 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FreeSans" style:font-family-asian="FreeSans" style:font-pitch-asian="variable" style:font-size-asian="12pt" style:language-asian="hi" style:country-asian="IN"/>
    </style:style>
    <style:style style:name="Objeto_20_sin_20_relleno_20_ni_20_línea" style:display-name="Objeto sin relleno ni línea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Hintergrund" style:display-name="BrightBlue~LT~Hintergrund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AU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BrightBlue_7e_LT_7e_Hintergrundobjekte" style:display-name="BrightBlue~LT~Hintergrundobjekte" style:family="graphic">
      <style:paragraph-properties fo:text-align="start" style:text-autospace="none"/>
      <style:text-properties style:use-window-font-color="true" style:font-name="Liberation Sans1" fo:font-family="'Liberation Sans', Arial" style:font-family-generic="roman" style:font-pitch="variable" fo:font-size="14pt" fo:language="en" fo:country="AU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BrightBlue_7e_LT_7e_Notizen" style:display-name="BrightBlue~LT~Notizen" style:family="graphic">
      <style:paragraph-properties fo:margin-left="1.058cm" fo:margin-right="0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en" fo:country="AU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rightBlue_7e_LT_7e_Untertitel" style:display-name="BrightBlue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en" fo:country="AU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rightBlue_7e_LT_7e_Titel" style:display-name="BrightBlue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44pt" fo:language="en" fo:country="AU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rightBlue_7e_LT_7e_Gliederung_20_9" style:display-name="BrightBlue~LT~Gliederung 9" style:family="graphic">
      <style:paragraph-properties fo:margin-left="0cm" fo:margin-right="0cm" fo:margin-top="0cm" fo:margin-bottom="0.143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Gliederung_20_8" style:display-name="BrightBlue~LT~Gliederung 8" style:family="graphic">
      <style:paragraph-properties fo:margin-left="0cm" fo:margin-right="0cm" fo:margin-top="0cm" fo:margin-bottom="0.143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Gliederung_20_7" style:display-name="BrightBlue~LT~Gliederung 7" style:family="graphic">
      <style:paragraph-properties fo:margin-left="0cm" fo:margin-right="0cm" fo:margin-top="0cm" fo:margin-bottom="0.143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Gliederung_20_6" style:display-name="BrightBlue~LT~Gliederung 6" style:family="graphic">
      <style:paragraph-properties fo:margin-left="0cm" fo:margin-right="0cm" fo:margin-top="0cm" fo:margin-bottom="0.143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Gliederung_20_5" style:display-name="BrightBlue~LT~Gliederung 5" style:family="graphic">
      <style:paragraph-properties fo:margin-left="0cm" fo:margin-right="0cm" fo:margin-top="0cm" fo:margin-bottom="0.143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Gliederung_20_4" style:display-name="BrightBlue~LT~Gliederung 4" style:family="graphic">
      <style:paragraph-properties fo:margin-left="0cm" fo:margin-right="0cm" fo:margin-top="0cm" fo:margin-bottom="0.286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Gliederung_20_3" style:display-name="BrightBlue~LT~Gliederung 3" style:family="graphic">
      <style:paragraph-properties fo:margin-left="0cm" fo:margin-right="0cm" fo:margin-top="0cm" fo:margin-bottom="0.429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Gliederung_20_2" style:display-name="BrightBlue~LT~Gliederung 2" style:family="graphic">
      <style:paragraph-properties fo:margin-left="0cm" fo:margin-right="0cm" fo:margin-top="0cm" fo:margin-bottom="0.573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rightBlue_7e_LT_7e_Gliederung_20_1" style:display-name="BrightBlue~LT~Gliederung 1" style:family="graphic">
      <style:paragraph-properties fo:margin-left="0cm" fo:margin-right="0cm" fo:margin-top="0cm" fo:margin-bottom="0.716cm" fo:text-align="start" fo:text-indent="0cm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en" fo:country="AU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7:40:25.822626399</meta:creation-date>
    <dc:date>2018-01-16T21:07:57.353000000</dc:date>
    <meta:editing-duration>PT47M4S</meta:editing-duration>
    <meta:editing-cycles>13</meta:editing-cycles>
    <meta:generator>LibreOffice/5.4.2.2$Windows_x86 LibreOffice_project/22b09f6418e8c2d508a9eaf86b2399209b0990f4</meta:generator>
    <meta:document-statistic meta:object-count="56"/>
  </office:meta>
</office:document-meta>
</file>